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iagonalizationTable" style:family="table">
      <style:table-properties style:width="6.925in" table:align="margins"/>
    </style:style>
    <style:style style:name="DiagonalizationTable.A" style:family="table-column">
      <style:table-column-properties style:column-width="1.3847in" style:rel-column-width="13107*"/>
    </style:style>
    <style:style style:name="DiagonalizationTable.A1" style:family="table-cell">
      <style:table-cell-properties fo:padding="0.0382in" fo:border-left="0.05pt solid #000000" fo:border-right="none" fo:border-top="0.05pt solid #000000" fo:border-bottom="0.05pt solid #000000"/>
    </style:style>
    <style:style style:name="DiagonalizationTable.E1" style:family="table-cell">
      <style:table-cell-properties fo:padding="0.0382in" fo:border="0.05pt solid #000000"/>
    </style:style>
    <style:style style:name="DiagonalizationTable.A2" style:family="table-cell">
      <style:table-cell-properties fo:padding="0.0382in" fo:border-left="0.05pt solid #000000" fo:border-right="none" fo:border-top="none" fo:border-bottom="0.05pt solid #000000"/>
    </style:style>
    <style:style style:name="DiagonalizationTable.E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1f9dd8" officeooo:paragraph-rsid="001f9dd8"/>
    </style:style>
    <style:style style:name="P2" style:family="paragraph" style:parent-style-name="Standard">
      <style:paragraph-properties fo:text-align="center" style:justify-single-word="false"/>
      <style:text-properties officeooo:rsid="00205042" officeooo:paragraph-rsid="00205042"/>
    </style:style>
    <style:style style:name="P3" style:family="paragraph" style:parent-style-name="Standard">
      <style:paragraph-properties fo:text-align="start" style:justify-single-word="false"/>
      <style:text-properties officeooo:rsid="00219f72" officeooo:paragraph-rsid="00219f72"/>
    </style:style>
    <style:style style:name="P4" style:family="paragraph" style:parent-style-name="Standard">
      <style:paragraph-properties fo:text-align="start" style:justify-single-word="false"/>
      <style:text-properties officeooo:rsid="00219f72" officeooo:paragraph-rsid="00526ec1"/>
    </style:style>
    <style:style style:name="P5" style:family="paragraph" style:parent-style-name="Standard">
      <style:paragraph-properties fo:text-align="start" style:justify-single-word="false"/>
      <style:text-properties officeooo:rsid="00219f72" officeooo:paragraph-rsid="00502504"/>
    </style:style>
    <style:style style:name="P6" style:family="paragraph" style:parent-style-name="Standard">
      <style:paragraph-properties fo:text-align="start" style:justify-single-word="false"/>
      <style:text-properties officeooo:rsid="00219f72" officeooo:paragraph-rsid="00887301"/>
    </style:style>
    <style:style style:name="P7" style:family="paragraph" style:parent-style-name="Standard">
      <style:paragraph-properties fo:text-align="center" style:justify-single-word="false"/>
      <style:text-properties fo:font-weight="bold" officeooo:rsid="00205042" officeooo:paragraph-rsid="00205042" style:font-weight-asian="bold" style:font-weight-complex="bold"/>
    </style:style>
    <style:style style:name="P8" style:family="paragraph" style:parent-style-name="Standard">
      <style:paragraph-properties fo:text-align="start" style:justify-single-word="false"/>
      <style:text-properties officeooo:rsid="0025da84" officeooo:paragraph-rsid="0025da84"/>
    </style:style>
    <style:style style:name="P9" style:family="paragraph" style:parent-style-name="Standard">
      <style:paragraph-properties fo:text-align="start" style:justify-single-word="false"/>
      <style:text-properties officeooo:rsid="002b7184" officeooo:paragraph-rsid="004121b0"/>
    </style:style>
    <style:style style:name="P10" style:family="paragraph" style:parent-style-name="Standard">
      <style:paragraph-properties fo:text-align="start" style:justify-single-word="false"/>
      <style:text-properties officeooo:rsid="00439a6f" officeooo:paragraph-rsid="00439a6f"/>
    </style:style>
    <style:style style:name="P11" style:family="paragraph" style:parent-style-name="Standard">
      <style:paragraph-properties fo:text-align="start" style:justify-single-word="false"/>
      <style:text-properties officeooo:paragraph-rsid="00219f72"/>
    </style:style>
    <style:style style:name="P12" style:family="paragraph" style:parent-style-name="Standard">
      <style:paragraph-properties fo:text-align="start" style:justify-single-word="false"/>
      <style:text-properties officeooo:paragraph-rsid="004f04da"/>
    </style:style>
    <style:style style:name="P13" style:family="paragraph" style:parent-style-name="Standard">
      <style:paragraph-properties fo:text-align="start" style:justify-single-word="false"/>
      <style:text-properties officeooo:paragraph-rsid="00526ec1"/>
    </style:style>
    <style:style style:name="P14" style:family="paragraph" style:parent-style-name="Standard">
      <style:paragraph-properties fo:text-align="start" style:justify-single-word="false"/>
      <style:text-properties officeooo:paragraph-rsid="005653e5"/>
    </style:style>
    <style:style style:name="P15" style:family="paragraph" style:parent-style-name="Standard">
      <style:paragraph-properties fo:text-align="start" style:justify-single-word="false"/>
      <style:text-properties officeooo:paragraph-rsid="008135b9"/>
    </style:style>
    <style:style style:name="P16" style:family="paragraph" style:parent-style-name="Standard">
      <style:paragraph-properties fo:text-align="start" style:justify-single-word="false"/>
      <style:text-properties officeooo:paragraph-rsid="0082714d"/>
    </style:style>
    <style:style style:name="P17" style:family="paragraph" style:parent-style-name="Standard">
      <style:paragraph-properties fo:text-align="start" style:justify-single-word="false"/>
      <style:text-properties officeooo:paragraph-rsid="0086b043"/>
    </style:style>
    <style:style style:name="P18" style:family="paragraph" style:parent-style-name="Standard">
      <style:paragraph-properties fo:text-align="start" style:justify-single-word="false"/>
      <style:text-properties officeooo:paragraph-rsid="00884feb"/>
    </style:style>
    <style:style style:name="P19" style:family="paragraph" style:parent-style-name="Standard">
      <style:paragraph-properties fo:text-align="start" style:justify-single-word="false"/>
      <style:text-properties officeooo:paragraph-rsid="0091c932"/>
    </style:style>
    <style:style style:name="P20" style:family="paragraph" style:parent-style-name="Standard">
      <style:paragraph-properties fo:text-align="start" style:justify-single-word="false"/>
      <style:text-properties officeooo:paragraph-rsid="00b641a3"/>
    </style:style>
    <style:style style:name="P21" style:family="paragraph" style:parent-style-name="Standard">
      <style:paragraph-properties fo:text-align="start" style:justify-single-word="false"/>
      <style:text-properties officeooo:paragraph-rsid="00d68e2e"/>
    </style:style>
    <style:style style:name="P22" style:family="paragraph" style:parent-style-name="Standard">
      <style:paragraph-properties fo:text-align="start" style:justify-single-word="false"/>
      <style:text-properties officeooo:rsid="0045d5fc" officeooo:paragraph-rsid="0045d5fc"/>
    </style:style>
    <style:style style:name="P23" style:family="paragraph" style:parent-style-name="Standard">
      <style:paragraph-properties fo:text-align="start" style:justify-single-word="false"/>
      <style:text-properties officeooo:rsid="004b9cb3" officeooo:paragraph-rsid="004b9cb3"/>
    </style:style>
    <style:style style:name="P24" style:family="paragraph" style:parent-style-name="Standard">
      <style:paragraph-properties fo:text-align="start" style:justify-single-word="false"/>
      <style:text-properties officeooo:rsid="004f04da" officeooo:paragraph-rsid="005653e5"/>
    </style:style>
    <style:style style:name="P25" style:family="paragraph" style:parent-style-name="Standard">
      <style:paragraph-properties fo:text-align="start" style:justify-single-word="false"/>
      <style:text-properties officeooo:rsid="0056e6dc" officeooo:paragraph-rsid="0056e6dc"/>
    </style:style>
    <style:style style:name="P26" style:family="paragraph" style:parent-style-name="Standard">
      <style:paragraph-properties fo:text-align="start" style:justify-single-word="false"/>
      <style:text-properties officeooo:rsid="00598feb" officeooo:paragraph-rsid="00598feb"/>
    </style:style>
    <style:style style:name="P27" style:family="paragraph" style:parent-style-name="Standard">
      <style:paragraph-properties fo:text-align="start" style:justify-single-word="false"/>
      <style:text-properties officeooo:rsid="005b8d08" officeooo:paragraph-rsid="005b8d08"/>
    </style:style>
    <style:style style:name="P28" style:family="paragraph" style:parent-style-name="Standard">
      <style:paragraph-properties fo:text-align="start" style:justify-single-word="false"/>
      <style:text-properties officeooo:rsid="005ed39e" officeooo:paragraph-rsid="005ed39e"/>
    </style:style>
    <style:style style:name="P29" style:family="paragraph" style:parent-style-name="Standard">
      <style:paragraph-properties fo:text-align="start" style:justify-single-word="false"/>
      <style:text-properties officeooo:rsid="00618fc8" officeooo:paragraph-rsid="0062eb23"/>
    </style:style>
    <style:style style:name="P30" style:family="paragraph" style:parent-style-name="Standard">
      <style:paragraph-properties fo:text-align="start" style:justify-single-word="false"/>
      <style:text-properties officeooo:rsid="0066509c" officeooo:paragraph-rsid="0066509c"/>
    </style:style>
    <style:style style:name="P31" style:family="paragraph" style:parent-style-name="Standard">
      <style:paragraph-properties fo:text-align="start" style:justify-single-word="false"/>
      <style:text-properties officeooo:rsid="0066509c" officeooo:paragraph-rsid="006f9cfc"/>
    </style:style>
    <style:style style:name="P32" style:family="paragraph" style:parent-style-name="Standard">
      <style:paragraph-properties fo:text-align="start" style:justify-single-word="false"/>
      <style:text-properties officeooo:rsid="00681486" officeooo:paragraph-rsid="006b0394"/>
    </style:style>
    <style:style style:name="P33" style:family="paragraph" style:parent-style-name="Standard">
      <style:paragraph-properties fo:text-align="start" style:justify-single-word="false"/>
      <style:text-properties officeooo:rsid="00681486" officeooo:paragraph-rsid="006f9cfc"/>
    </style:style>
    <style:style style:name="P34" style:family="paragraph" style:parent-style-name="Standard">
      <style:paragraph-properties fo:text-align="start" style:justify-single-word="false"/>
      <style:text-properties officeooo:rsid="006b0394" officeooo:paragraph-rsid="006b0394"/>
    </style:style>
    <style:style style:name="P35" style:family="paragraph" style:parent-style-name="Standard">
      <style:paragraph-properties fo:text-align="start" style:justify-single-word="false"/>
      <style:text-properties officeooo:rsid="006ce62d" officeooo:paragraph-rsid="006ce62d"/>
    </style:style>
    <style:style style:name="P36" style:family="paragraph" style:parent-style-name="Standard">
      <style:paragraph-properties fo:text-align="start" style:justify-single-word="false"/>
      <style:text-properties officeooo:rsid="006efe30" officeooo:paragraph-rsid="006efe30"/>
    </style:style>
    <style:style style:name="P37" style:family="paragraph" style:parent-style-name="Standard">
      <style:paragraph-properties fo:text-align="start" style:justify-single-word="false"/>
      <style:text-properties officeooo:rsid="00741708" officeooo:paragraph-rsid="00741708"/>
    </style:style>
    <style:style style:name="P38" style:family="paragraph" style:parent-style-name="Standard">
      <style:paragraph-properties fo:text-align="start" style:justify-single-word="false"/>
      <style:text-properties officeooo:rsid="0075f7a5" officeooo:paragraph-rsid="0077c72c"/>
    </style:style>
    <style:style style:name="P39" style:family="paragraph" style:parent-style-name="Standard">
      <style:paragraph-properties fo:text-align="start" style:justify-single-word="false"/>
      <style:text-properties officeooo:rsid="007aaf52" officeooo:paragraph-rsid="007adc1f"/>
    </style:style>
    <style:style style:name="P40" style:family="paragraph" style:parent-style-name="Standard">
      <style:paragraph-properties fo:text-align="start" style:justify-single-word="false"/>
      <style:text-properties officeooo:rsid="0082714d" officeooo:paragraph-rsid="0082714d"/>
    </style:style>
    <style:style style:name="P41" style:family="paragraph" style:parent-style-name="Standard">
      <style:paragraph-properties fo:text-align="start" style:justify-single-word="false"/>
      <style:text-properties officeooo:rsid="0086b043" officeooo:paragraph-rsid="0086b043"/>
    </style:style>
    <style:style style:name="P42" style:family="paragraph" style:parent-style-name="Standard">
      <style:paragraph-properties fo:text-align="start" style:justify-single-word="false"/>
      <style:text-properties officeooo:rsid="00884feb" officeooo:paragraph-rsid="00884feb"/>
    </style:style>
    <style:style style:name="P43" style:family="paragraph" style:parent-style-name="Standard">
      <style:paragraph-properties fo:text-align="start" style:justify-single-word="false"/>
      <style:text-properties officeooo:rsid="00887301" officeooo:paragraph-rsid="00887301"/>
    </style:style>
    <style:style style:name="P44" style:family="paragraph" style:parent-style-name="Standard">
      <style:paragraph-properties fo:text-align="start" style:justify-single-word="false"/>
      <style:text-properties officeooo:rsid="008fcf66" officeooo:paragraph-rsid="0086b043"/>
    </style:style>
    <style:style style:name="P45" style:family="paragraph" style:parent-style-name="Standard">
      <style:paragraph-properties fo:text-align="start" style:justify-single-word="false"/>
      <style:text-properties officeooo:rsid="008fcf66" officeooo:paragraph-rsid="008fcf66"/>
    </style:style>
    <style:style style:name="P46" style:family="paragraph" style:parent-style-name="Standard">
      <style:paragraph-properties fo:text-align="start" style:justify-single-word="false"/>
      <style:text-properties officeooo:rsid="0090bfb1" officeooo:paragraph-rsid="0090bfb1"/>
    </style:style>
    <style:style style:name="P47" style:family="paragraph" style:parent-style-name="Standard">
      <style:paragraph-properties fo:text-align="start" style:justify-single-word="false"/>
      <style:text-properties officeooo:rsid="00933ff7" officeooo:paragraph-rsid="00933ff7"/>
    </style:style>
    <style:style style:name="P48" style:family="paragraph" style:parent-style-name="Standard">
      <style:paragraph-properties fo:text-align="start" style:justify-single-word="false"/>
      <style:text-properties officeooo:rsid="0093c9ff" officeooo:paragraph-rsid="0093c9ff"/>
    </style:style>
    <style:style style:name="P49" style:family="paragraph" style:parent-style-name="Standard">
      <style:paragraph-properties fo:text-align="start" style:justify-single-word="false"/>
      <style:text-properties officeooo:rsid="0093c9ff" officeooo:paragraph-rsid="009473d9"/>
    </style:style>
    <style:style style:name="P50" style:family="paragraph" style:parent-style-name="Standard">
      <style:paragraph-properties fo:text-align="start" style:justify-single-word="false"/>
      <style:text-properties officeooo:rsid="00979a67" officeooo:paragraph-rsid="0097eb43"/>
    </style:style>
    <style:style style:name="P51" style:family="paragraph" style:parent-style-name="Standard">
      <style:paragraph-properties fo:text-align="start" style:justify-single-word="false"/>
      <style:text-properties officeooo:rsid="0097eb43" officeooo:paragraph-rsid="0099cd33"/>
    </style:style>
    <style:style style:name="P52" style:family="paragraph" style:parent-style-name="Standard">
      <style:paragraph-properties fo:text-align="start" style:justify-single-word="false"/>
      <style:text-properties officeooo:rsid="009b03be" officeooo:paragraph-rsid="009b501f"/>
    </style:style>
    <style:style style:name="P53" style:family="paragraph" style:parent-style-name="Standard">
      <style:paragraph-properties fo:text-align="start" style:justify-single-word="false"/>
      <style:text-properties officeooo:rsid="00aa1b38" officeooo:paragraph-rsid="00afe457"/>
    </style:style>
    <style:style style:name="P54" style:family="paragraph" style:parent-style-name="Standard">
      <style:paragraph-properties fo:text-align="start" style:justify-single-word="false"/>
      <style:text-properties officeooo:rsid="00b7ceb8" officeooo:paragraph-rsid="00b7ceb8"/>
    </style:style>
    <style:style style:name="P55" style:family="paragraph" style:parent-style-name="Standard">
      <style:text-properties officeooo:rsid="00ba9991" officeooo:paragraph-rsid="00ba9991"/>
    </style:style>
    <style:style style:name="P56" style:family="paragraph" style:parent-style-name="Standard">
      <style:paragraph-properties fo:text-align="start" style:justify-single-word="false"/>
      <style:text-properties officeooo:rsid="00d853d8" officeooo:paragraph-rsid="00ee24df"/>
    </style:style>
    <style:style style:name="P57" style:family="paragraph" style:parent-style-name="Standard">
      <style:paragraph-properties fo:text-align="start" style:justify-single-word="false"/>
      <style:text-properties officeooo:rsid="00dec525" officeooo:paragraph-rsid="00dec525"/>
    </style:style>
    <style:style style:name="P58" style:family="paragraph" style:parent-style-name="Standard">
      <style:paragraph-properties fo:text-align="start" style:justify-single-word="false"/>
      <style:text-properties officeooo:rsid="00e35d6f" officeooo:paragraph-rsid="00e35d6f"/>
    </style:style>
    <style:style style:name="P59" style:family="paragraph" style:parent-style-name="Standard">
      <style:paragraph-properties fo:text-align="start" style:justify-single-word="false"/>
      <style:text-properties officeooo:rsid="00e35d6f" officeooo:paragraph-rsid="00f3f501"/>
    </style:style>
    <style:style style:name="P60" style:family="paragraph" style:parent-style-name="Standard">
      <style:paragraph-properties fo:text-align="start" style:justify-single-word="false"/>
      <style:text-properties officeooo:rsid="00f48d46" officeooo:paragraph-rsid="00fbf4b1"/>
    </style:style>
    <style:style style:name="P61" style:family="paragraph" style:parent-style-name="Standard">
      <style:paragraph-properties fo:text-align="start" style:justify-single-word="false"/>
      <style:text-properties fo:font-weight="normal" officeooo:rsid="0111451c" officeooo:paragraph-rsid="0111451c" style:font-weight-asian="normal" style:font-weight-complex="normal"/>
    </style:style>
    <style:style style:name="P62" style:family="paragraph" style:parent-style-name="Standard">
      <style:paragraph-properties fo:text-align="start" style:justify-single-word="false"/>
      <style:text-properties fo:font-weight="normal" officeooo:rsid="011a3c78" officeooo:paragraph-rsid="012e1b82" style:font-weight-asian="normal" style:font-weight-complex="normal"/>
    </style:style>
    <style:style style:name="P63" style:family="paragraph" style:parent-style-name="Standard">
      <style:paragraph-properties fo:text-align="start" style:justify-single-word="false"/>
      <style:text-properties fo:font-weight="normal" officeooo:rsid="011ca846" officeooo:paragraph-rsid="011ca846" style:font-weight-asian="normal" style:font-weight-complex="normal"/>
    </style:style>
    <style:style style:name="P64" style:family="paragraph" style:parent-style-name="Standard">
      <style:paragraph-properties fo:text-align="start" style:justify-single-word="false"/>
      <style:text-properties fo:font-weight="normal" officeooo:rsid="01239eb2" officeooo:paragraph-rsid="0111451c" style:font-weight-asian="normal" style:font-weight-complex="normal"/>
    </style:style>
    <style:style style:name="P65" style:family="paragraph" style:parent-style-name="Standard">
      <style:paragraph-properties fo:text-align="start" style:justify-single-word="false"/>
      <style:text-properties fo:font-weight="normal" officeooo:rsid="013a0832" officeooo:paragraph-rsid="013a0832" style:font-weight-asian="normal" style:font-weight-complex="normal"/>
    </style:style>
    <style:style style:name="P66" style:family="paragraph" style:parent-style-name="Table_20_Contents">
      <style:paragraph-properties fo:text-align="start" style:justify-single-word="false"/>
    </style:style>
    <style:style style:name="P67" style:family="paragraph" style:parent-style-name="Table_20_Contents">
      <style:paragraph-properties fo:text-align="start" style:justify-single-word="false"/>
      <style:text-properties officeooo:rsid="011e9070" officeooo:paragraph-rsid="011e9070"/>
    </style:style>
    <style:style style:name="P68" style:family="paragraph" style:parent-style-name="Table_20_Contents">
      <style:paragraph-properties fo:text-align="start" style:justify-single-word="false"/>
      <style:text-properties officeooo:rsid="011f1190" officeooo:paragraph-rsid="011f1190"/>
    </style:style>
    <style:style style:name="P69" style:family="paragraph" style:parent-style-name="Table_20_Contents">
      <style:paragraph-properties fo:text-align="start" style:justify-single-word="false"/>
      <style:text-properties fo:font-weight="bold" officeooo:rsid="011710a2" officeooo:paragraph-rsid="011710a2" style:font-weight-asian="bold" style:font-weight-complex="bold"/>
    </style:style>
    <style:style style:name="P70" style:family="paragraph" style:parent-style-name="Table_20_Contents">
      <style:paragraph-properties fo:text-align="start" style:justify-single-word="false"/>
      <style:text-properties fo:font-weight="bold" officeooo:rsid="01184b5d" officeooo:paragraph-rsid="01184b5d" style:font-weight-asian="bold" style:font-weight-complex="bold"/>
    </style:style>
    <style:style style:name="P71" style:family="paragraph" style:parent-style-name="Table_20_Contents">
      <style:paragraph-properties fo:text-align="start" style:justify-single-word="false"/>
      <style:text-properties fo:font-weight="bold" officeooo:rsid="011f9044" officeooo:paragraph-rsid="011f9044" style:font-weight-asian="bold" style:font-weight-complex="bold"/>
    </style:style>
    <style:style style:name="P72" style:family="paragraph" style:parent-style-name="Standard">
      <style:paragraph-properties fo:text-align="start" style:justify-single-word="false"/>
      <style:text-properties officeooo:rsid="0069c4d4" officeooo:paragraph-rsid="006b0394"/>
    </style:style>
    <style:style style:name="P73" style:family="paragraph" style:parent-style-name="Standard">
      <style:paragraph-properties fo:text-align="start" style:justify-single-word="false"/>
      <style:text-properties style:text-position="0% 100%" officeooo:rsid="00ae378a" officeooo:paragraph-rsid="00afe457"/>
    </style:style>
    <style:style style:name="P74" style:family="paragraph" style:parent-style-name="Standard">
      <style:paragraph-properties fo:text-align="start" style:justify-single-word="false"/>
      <style:text-properties style:text-position="0% 100%" fo:font-weight="bold" officeooo:rsid="00d88650" officeooo:paragraph-rsid="011710a2" style:font-weight-asian="bold" style:font-weight-complex="bold"/>
    </style:style>
    <style:style style:name="P75" style:family="paragraph" style:parent-style-name="Standard">
      <style:paragraph-properties fo:text-align="start" style:justify-single-word="false" fo:background-color="#ff6600">
        <style:background-image/>
      </style:paragraph-properties>
      <style:text-properties style:text-position="0% 100%" style:text-underline-style="none" officeooo:rsid="00d88650" officeooo:paragraph-rsid="011f1190"/>
    </style:style>
    <style:style style:name="P76" style:family="paragraph" style:parent-style-name="Standard">
      <style:paragraph-properties fo:text-align="start" style:justify-single-word="false" fo:background-color="#ff6600">
        <style:background-image/>
      </style:paragraph-properties>
      <style:text-properties style:text-position="0% 100%" style:text-underline-style="none" officeooo:rsid="00d88650" officeooo:paragraph-rsid="01222c27"/>
    </style:style>
    <style:style style:name="P77" style:family="paragraph" style:parent-style-name="Table_20_Contents">
      <style:paragraph-properties fo:text-align="start" style:justify-single-word="false"/>
      <style:text-properties style:text-position="0% 100%" fo:font-weight="bold" officeooo:rsid="011f9044" officeooo:paragraph-rsid="011f9044" style:font-weight-asian="bold" style:font-weight-complex="bold"/>
    </style:style>
    <style:style style:name="T1" style:family="text">
      <style:text-properties officeooo:rsid="0024fea3"/>
    </style:style>
    <style:style style:name="T2" style:family="text">
      <style:text-properties style:text-position="sub 58%"/>
    </style:style>
    <style:style style:name="T3" style:family="text">
      <style:text-properties style:text-position="sub 58%" officeooo:rsid="00808a3f"/>
    </style:style>
    <style:style style:name="T4" style:family="text">
      <style:text-properties style:text-position="0% 100%"/>
    </style:style>
    <style:style style:name="T5" style:family="text">
      <style:text-properties style:text-position="0% 100%" officeooo:rsid="0024fea3"/>
    </style:style>
    <style:style style:name="T6" style:family="text">
      <style:text-properties style:text-position="0% 100%" officeooo:rsid="0027bb42"/>
    </style:style>
    <style:style style:name="T7" style:family="text">
      <style:text-properties style:text-position="0% 100%" officeooo:rsid="00292115"/>
    </style:style>
    <style:style style:name="T8" style:family="text">
      <style:text-properties style:text-position="0% 100%" officeooo:rsid="00295506"/>
    </style:style>
    <style:style style:name="T9" style:family="text">
      <style:text-properties style:text-position="0% 100%" officeooo:rsid="002a70cf"/>
    </style:style>
    <style:style style:name="T10" style:family="text">
      <style:text-properties style:text-position="0% 100%" officeooo:rsid="002b9a17"/>
    </style:style>
    <style:style style:name="T11" style:family="text">
      <style:text-properties style:text-position="0% 100%" officeooo:rsid="002d2303"/>
    </style:style>
    <style:style style:name="T12" style:family="text">
      <style:text-properties style:text-position="0% 100%" officeooo:rsid="002e5d70"/>
    </style:style>
    <style:style style:name="T13" style:family="text">
      <style:text-properties style:text-position="0% 100%" officeooo:rsid="002e8119"/>
    </style:style>
    <style:style style:name="T14" style:family="text">
      <style:text-properties style:text-position="0% 100%" officeooo:rsid="003077e7"/>
    </style:style>
    <style:style style:name="T15" style:family="text">
      <style:text-properties style:text-position="0% 100%" officeooo:rsid="0031d4cb"/>
    </style:style>
    <style:style style:name="T16" style:family="text">
      <style:text-properties style:text-position="0% 100%" officeooo:rsid="0031ed8b"/>
    </style:style>
    <style:style style:name="T17" style:family="text">
      <style:text-properties style:text-position="0% 100%" officeooo:rsid="00346573"/>
    </style:style>
    <style:style style:name="T18" style:family="text">
      <style:text-properties style:text-position="0% 100%" officeooo:rsid="0034f988"/>
    </style:style>
    <style:style style:name="T19" style:family="text">
      <style:text-properties style:text-position="0% 100%" officeooo:rsid="0035004b"/>
    </style:style>
    <style:style style:name="T20" style:family="text">
      <style:text-properties style:text-position="0% 100%" officeooo:rsid="00366473"/>
    </style:style>
    <style:style style:name="T21" style:family="text">
      <style:text-properties style:text-position="0% 100%" officeooo:rsid="003ad868"/>
    </style:style>
    <style:style style:name="T22" style:family="text">
      <style:text-properties style:text-position="0% 100%" officeooo:rsid="003c9df6"/>
    </style:style>
    <style:style style:name="T23" style:family="text">
      <style:text-properties style:text-position="0% 100%" officeooo:rsid="003e706c"/>
    </style:style>
    <style:style style:name="T24" style:family="text">
      <style:text-properties style:text-position="0% 100%" officeooo:rsid="003ec44e"/>
    </style:style>
    <style:style style:name="T25" style:family="text">
      <style:text-properties style:text-position="0% 100%" officeooo:rsid="0042b99c"/>
    </style:style>
    <style:style style:name="T26" style:family="text">
      <style:text-properties style:text-position="0% 100%" officeooo:rsid="00439a6f"/>
    </style:style>
    <style:style style:name="T27" style:family="text">
      <style:text-properties style:text-position="0% 100%" officeooo:rsid="00808a3f"/>
    </style:style>
    <style:style style:name="T28" style:family="text">
      <style:text-properties style:text-position="0% 100%" officeooo:rsid="00ae378a"/>
    </style:style>
    <style:style style:name="T29" style:family="text">
      <style:text-properties style:text-position="0% 100%" officeooo:rsid="00aba9bb"/>
    </style:style>
    <style:style style:name="T30" style:family="text">
      <style:text-properties style:text-position="0% 100%" officeooo:rsid="00b1c828"/>
    </style:style>
    <style:style style:name="T31" style:family="text">
      <style:text-properties style:text-position="0% 100%" officeooo:rsid="00b39d5a"/>
    </style:style>
    <style:style style:name="T32" style:family="text">
      <style:text-properties style:text-position="0% 100%" officeooo:rsid="00b4dc77"/>
    </style:style>
    <style:style style:name="T33" style:family="text">
      <style:text-properties style:text-position="0% 100%" officeooo:rsid="00b641a3"/>
    </style:style>
    <style:style style:name="T34" style:family="text">
      <style:text-properties style:text-position="0% 100%" officeooo:rsid="00b002c9"/>
    </style:style>
    <style:style style:name="T35" style:family="text">
      <style:text-properties style:text-position="0% 100%" officeooo:rsid="00b7a090"/>
    </style:style>
    <style:style style:name="T36" style:family="text">
      <style:text-properties style:text-position="0% 100%" officeooo:rsid="00b9bc38"/>
    </style:style>
    <style:style style:name="T37" style:family="text">
      <style:text-properties style:text-position="0% 100%" officeooo:rsid="00d3ef93"/>
    </style:style>
    <style:style style:name="T38" style:family="text">
      <style:text-properties style:text-position="0% 100%" officeooo:rsid="00d88650"/>
    </style:style>
    <style:style style:name="T39" style:family="text">
      <style:text-properties style:text-position="0% 100%" officeooo:rsid="00e61a32"/>
    </style:style>
    <style:style style:name="T40" style:family="text">
      <style:text-properties style:text-position="0% 100%" officeooo:rsid="00e8130d"/>
    </style:style>
    <style:style style:name="T41" style:family="text">
      <style:text-properties style:text-position="0% 100%" officeooo:rsid="00e9e5fb"/>
    </style:style>
    <style:style style:name="T42" style:family="text">
      <style:text-properties style:text-position="0% 100%" officeooo:rsid="00ebcdf0"/>
    </style:style>
    <style:style style:name="T43" style:family="text">
      <style:text-properties style:text-position="0% 100%" officeooo:rsid="00f00a73"/>
    </style:style>
    <style:style style:name="T44" style:family="text">
      <style:text-properties style:text-position="0% 100%" officeooo:rsid="00f11f58"/>
    </style:style>
    <style:style style:name="T45" style:family="text">
      <style:text-properties style:text-position="0% 100%" officeooo:rsid="00b7ceb8"/>
    </style:style>
    <style:style style:name="T46" style:family="text">
      <style:text-properties style:text-position="0% 100%" officeooo:rsid="00f22344"/>
    </style:style>
    <style:style style:name="T47" style:family="text">
      <style:text-properties style:text-position="0% 100%" officeooo:rsid="00f3f501"/>
    </style:style>
    <style:style style:name="T48" style:family="text">
      <style:text-properties style:text-position="0% 100%" officeooo:rsid="00f4c0d8"/>
    </style:style>
    <style:style style:name="T49" style:family="text">
      <style:text-properties style:text-position="0% 100%" officeooo:rsid="00f847c5"/>
    </style:style>
    <style:style style:name="T50" style:family="text">
      <style:text-properties style:text-position="0% 100%" officeooo:rsid="00f9315f"/>
    </style:style>
    <style:style style:name="T51" style:family="text">
      <style:text-properties style:text-position="0% 100%" officeooo:rsid="00fbf4b1"/>
    </style:style>
    <style:style style:name="T52" style:family="text">
      <style:text-properties style:text-position="0% 100%" officeooo:rsid="00fc91a1"/>
    </style:style>
    <style:style style:name="T53" style:family="text">
      <style:text-properties style:text-position="0% 100%" officeooo:rsid="00fe5b02"/>
    </style:style>
    <style:style style:name="T54" style:family="text">
      <style:text-properties style:text-position="0% 100%" officeooo:rsid="00ff4378"/>
    </style:style>
    <style:style style:name="T55" style:family="text">
      <style:text-properties style:text-position="0% 100%" officeooo:rsid="0103def5"/>
    </style:style>
    <style:style style:name="T56" style:family="text">
      <style:text-properties style:text-position="0% 100%" officeooo:rsid="010580de"/>
    </style:style>
    <style:style style:name="T57" style:family="text">
      <style:text-properties style:text-position="0% 100%" officeooo:rsid="010cc44e"/>
    </style:style>
    <style:style style:name="T58" style:family="text">
      <style:text-properties style:text-position="0% 100%" officeooo:rsid="010d085b"/>
    </style:style>
    <style:style style:name="T59" style:family="text">
      <style:text-properties style:text-position="super 58%"/>
    </style:style>
    <style:style style:name="T60" style:family="text">
      <style:text-properties style:text-position="super 58%" officeooo:rsid="0024fea3"/>
    </style:style>
    <style:style style:name="T61" style:family="text">
      <style:text-properties style:text-position="super 58%" officeooo:rsid="002a70cf"/>
    </style:style>
    <style:style style:name="T62" style:family="text">
      <style:text-properties style:text-position="super 58%" officeooo:rsid="003ec44e"/>
    </style:style>
    <style:style style:name="T63" style:family="text">
      <style:text-properties style:text-position="super 58%" officeooo:rsid="00887301"/>
    </style:style>
    <style:style style:name="T64" style:family="text">
      <style:text-properties style:text-position="super 58%" officeooo:rsid="00ae378a"/>
    </style:style>
    <style:style style:name="T65" style:family="text">
      <style:text-properties officeooo:rsid="00477641"/>
    </style:style>
    <style:style style:name="T66" style:family="text">
      <style:text-properties officeooo:rsid="004b9cb3"/>
    </style:style>
    <style:style style:name="T67" style:family="text">
      <style:text-properties officeooo:rsid="004d316d"/>
    </style:style>
    <style:style style:name="T68" style:family="text">
      <style:text-properties officeooo:rsid="004f04da"/>
    </style:style>
    <style:style style:name="T69" style:family="text">
      <style:text-properties fo:font-variant="normal" fo:text-transform="none" fo:color="#252525" fo:letter-spacing="normal"/>
    </style:style>
    <style:style style:name="T70" style:family="text">
      <style:text-properties fo:font-variant="normal" fo:text-transform="none" fo:color="#252525" fo:letter-spacing="normal" officeooo:rsid="004f04da"/>
    </style:style>
    <style:style style:name="T71" style:family="text">
      <style:text-properties fo:font-variant="normal" fo:text-transform="none" fo:color="#252525" fo:letter-spacing="normal" officeooo:rsid="00502504"/>
    </style:style>
    <style:style style:name="T72" style:family="text">
      <style:text-properties fo:font-variant="normal" fo:text-transform="none" fo:color="#252525" fo:letter-spacing="normal" officeooo:rsid="0058404c"/>
    </style:style>
    <style:style style:name="T73" style:family="text">
      <style:text-properties fo:font-variant="normal" fo:text-transform="none" fo:color="#252525" fo:letter-spacing="normal" officeooo:rsid="00597f87"/>
    </style:style>
    <style:style style:name="T74" style:family="text">
      <style:text-properties fo:font-variant="normal" fo:text-transform="none" fo:color="#252525" fo:letter-spacing="normal" officeooo:rsid="0060cc3a"/>
    </style:style>
    <style:style style:name="T75" style:family="text">
      <style:text-properties fo:font-variant="normal" fo:text-transform="none" fo:color="#252525" fo:letter-spacing="normal" officeooo:rsid="005ed39e"/>
    </style:style>
    <style:style style:name="T76" style:family="text">
      <style:text-properties fo:font-variant="normal" fo:text-transform="none" fo:color="#252525" fo:letter-spacing="normal" officeooo:rsid="00618fc8"/>
    </style:style>
    <style:style style:name="T77" style:family="text">
      <style:text-properties fo:font-variant="normal" fo:text-transform="none" fo:color="#252525" fo:letter-spacing="normal" officeooo:rsid="007cb646"/>
    </style:style>
    <style:style style:name="T78" style:family="text">
      <style:text-properties fo:font-variant="normal" fo:text-transform="none" fo:color="#000000" style:text-line-through-style="none" style:text-line-through-type="none" fo:letter-spacing="normal" style:text-underline-style="none" style:text-blinking="false" fo:padding="0in" fo:border="none"/>
    </style:style>
    <style:style style:name="T79" style:family="text">
      <style:text-properties fo:font-variant="normal" fo:text-transform="none" fo:color="#000000" style:text-line-through-style="none" style:text-line-through-type="none" fo:letter-spacing="normal" style:text-underline-style="none" officeooo:rsid="00bd9286" style:text-blinking="false" fo:padding="0in" fo:border="none"/>
    </style:style>
    <style:style style:name="T80" style:family="text">
      <style:text-properties fo:font-variant="normal" fo:text-transform="none" fo:color="#000000" style:text-line-through-style="none" style:text-line-through-type="none" fo:letter-spacing="normal" style:text-underline-style="none" officeooo:rsid="00ca175c" style:text-blinking="false" fo:padding="0in" fo:border="none"/>
    </style:style>
    <style:style style:name="T81" style:family="text">
      <style:text-properties fo:font-variant="normal" fo:text-transform="none" fo:color="#000000" style:text-line-through-style="none" style:text-line-through-type="none" fo:letter-spacing="normal" style:text-underline-style="none" officeooo:rsid="00ca1c3b" style:text-blinking="false" fo:padding="0in" fo:border="none"/>
    </style:style>
    <style:style style:name="T82" style:family="text">
      <style:text-properties fo:font-variant="normal" fo:text-transform="none" fo:color="#000000" style:text-line-through-style="none" style:text-line-through-type="none" fo:letter-spacing="normal" style:text-underline-style="none" officeooo:rsid="00cb6193" style:text-blinking="false" fo:padding="0in" fo:border="none"/>
    </style:style>
    <style:style style:name="T83" style:family="text">
      <style:text-properties fo:font-variant="normal" fo:text-transform="none" fo:color="#222222" fo:letter-spacing="normal"/>
    </style:style>
    <style:style style:name="T84" style:family="text">
      <style:text-properties officeooo:rsid="00526ec1"/>
    </style:style>
    <style:style style:name="T85" style:family="text">
      <style:text-properties fo:font-weight="bold" style:font-weight-asian="bold" style:font-weight-complex="bold"/>
    </style:style>
    <style:style style:name="T86" style:family="text">
      <style:text-properties fo:font-weight="bold" officeooo:rsid="00526ec1" style:font-weight-asian="bold" style:font-weight-complex="bold"/>
    </style:style>
    <style:style style:name="T87" style:family="text">
      <style:text-properties officeooo:rsid="00549df8"/>
    </style:style>
    <style:style style:name="T88" style:family="text">
      <style:text-properties officeooo:rsid="00618fc8"/>
    </style:style>
    <style:style style:name="T89" style:family="text">
      <style:text-properties officeooo:rsid="0067cc49"/>
    </style:style>
    <style:style style:name="T90" style:family="text">
      <style:text-properties officeooo:rsid="0069c4d4"/>
    </style:style>
    <style:style style:name="T91" style:family="text">
      <style:text-properties officeooo:rsid="006d6005"/>
    </style:style>
    <style:style style:name="T92" style:family="text">
      <style:text-properties officeooo:rsid="006f8d90"/>
    </style:style>
    <style:style style:name="T93" style:family="text">
      <style:text-properties officeooo:rsid="0071a9eb"/>
    </style:style>
    <style:style style:name="T94" style:family="text">
      <style:text-properties officeooo:rsid="00741708"/>
    </style:style>
    <style:style style:name="T95" style:family="text">
      <style:text-properties officeooo:rsid="007adc1f"/>
    </style:style>
    <style:style style:name="T96" style:family="text">
      <style:text-properties officeooo:rsid="0082714d"/>
    </style:style>
    <style:style style:name="T97" style:family="text">
      <style:text-properties officeooo:rsid="0084c47f"/>
    </style:style>
    <style:style style:name="T98" style:family="text">
      <style:text-properties officeooo:rsid="0086b043"/>
    </style:style>
    <style:style style:name="T99" style:family="text">
      <style:text-properties officeooo:rsid="00884feb"/>
    </style:style>
    <style:style style:name="T100" style:family="text">
      <style:text-properties officeooo:rsid="00887301"/>
    </style:style>
    <style:style style:name="T101" style:family="text">
      <style:text-properties officeooo:rsid="0090bfb1"/>
    </style:style>
    <style:style style:name="T102" style:family="text">
      <style:text-properties officeooo:rsid="0091c932"/>
    </style:style>
    <style:style style:name="T103" style:family="text">
      <style:text-properties officeooo:rsid="009473d9"/>
    </style:style>
    <style:style style:name="T104" style:family="text">
      <style:text-properties officeooo:rsid="0097eb43"/>
    </style:style>
    <style:style style:name="T105" style:family="text">
      <style:text-properties officeooo:rsid="009b501f"/>
    </style:style>
    <style:style style:name="T106" style:family="text">
      <style:text-properties officeooo:rsid="00a4e20d"/>
    </style:style>
    <style:style style:name="T107" style:family="text">
      <style:text-properties officeooo:rsid="00a6c0f3"/>
    </style:style>
    <style:style style:name="T108" style:family="text">
      <style:text-properties officeooo:rsid="00aba9bb"/>
    </style:style>
    <style:style style:name="T109" style:family="text">
      <style:text-properties officeooo:rsid="00bbef1e"/>
    </style:style>
    <style:style style:name="T110" style:family="text">
      <style:text-properties officeooo:rsid="00bd9286"/>
    </style:style>
    <style:style style:name="T111" style:family="text">
      <style:text-properties officeooo:rsid="00d88650"/>
    </style:style>
    <style:style style:name="T112" style:family="text">
      <style:text-properties officeooo:rsid="00e09df9"/>
    </style:style>
    <style:style style:name="T113" style:family="text">
      <style:text-properties officeooo:rsid="0112d42f"/>
    </style:style>
    <style:style style:name="T114" style:family="text">
      <style:text-properties officeooo:rsid="012591b7"/>
    </style:style>
    <style:style style:name="T115" style:family="text">
      <style:text-properties officeooo:rsid="012778d6"/>
    </style:style>
    <style:style style:name="T116" style:family="text">
      <style:text-properties officeooo:rsid="0147566a"/>
    </style:style>
    <style:style style:name="T117" style:family="text">
      <style:text-properties officeooo:rsid="014852a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uke Jaffe</text:p>
      <text:p text:style-name="P55">Worked with: Emily Moxie</text:p>
      <text:p text:style-name="P1">Theory of Computation</text:p>
      <text:p text:style-name="P1">Due 1/2<text:span text:style-name="T117">7</text:span>/16</text:p>
      <text:p text:style-name="P1"/>
      <text:p text:style-name="P7">Problem Set 1</text:p>
      <text:p text:style-name="P2"/>
      <text:p text:style-name="P3"><text:span text:style-name="T86">Problem </text:span><text:span text:style-name="T85">1.</text:span> <text:span text:style-name="T1">Prove by induction on the number of elements in S: If S is any nonempty set the number of different nonempty subsets of S is 2</text:span><text:span text:style-name="T60">|S|</text:span><text:span text:style-name="T5"> - 1.</text:span></text:p>
      <text:p text:style-name="P3"/>
      <text:p text:style-name="P8"><text:span text:style-name="T5">B</text:span><text:span text:style-name="T4">ase case: </text:span><text:span text:style-name="T6">The smallest nonempty set is one which contains a single element. </text:span><text:span text:style-name="T7">If a set contains one element, it has two subsets: the empty set, and the set containing that element. </text:span><text:span text:style-name="T8">Thus it contains just one nonempty subset. </text:span><text:span text:style-name="T9">Now, applying the hypothesis: 2</text:span><text:span text:style-name="T61">1</text:span><text:span text:style-name="T9"> – 1 = 1. </text:span><text:span text:style-name="T10">These values are equal, proving</text:span><text:span text:style-name="T9"> the hypothesis for the base case.</text:span></text:p>
      <text:p text:style-name="P8"/>
      <text:p text:style-name="P9"><text:span text:style-name="T9">I</text:span><text:span text:style-name="T4">nduction step: </text:span><text:span text:style-name="T11">Let us first determine how many new subsets are introduced when an element is added to a set. </text:span><text:span text:style-name="T12">Take the set {a}, </text:span><text:span text:style-name="T13">which has one nonempty subset, {a}</text:span><text:span text:style-name="T12">. </text:span><text:span text:style-name="T13">When element 'b' is added, there are now </text:span><text:span text:style-name="T16">three</text:span><text:span text:style-name="T13"> nonempty subsets: {a}, {b}, {a,b}. </text:span><text:span text:style-name="T14">We can see a pattern emerging when adding element 'c'. </text:span><text:span text:style-name="T15">We have </text:span><text:span text:style-name="T16">seven</text:span><text:span text:style-name="T15"> nonempty subsets, the three old ones {a}, {b}, {a,b}, plus four new ones: {c}, {a,c}, {b,c}, {a,b,c}. </text:span><text:span text:style-name="T17">When we add a new element to a set, </text:span><text:span text:style-name="T18">we get all the subsets of the previous set, with the new element added, plus the new element in its own set. </text:span><text:span text:style-name="T19">To quantify this rule, let us define N(x) as the number of nonempty subsets of a set with x elements. </text:span><text:span text:style-name="T20">Then: N(|S| + 1) = 2*N(</text:span><text:span text:style-name="T37">|</text:span><text:span text:style-name="T20">S</text:span><text:span text:style-name="T37">|</text:span><text:span text:style-name="T20">) + 1. </text:span><text:span text:style-name="T21">Substituting in the </text:span><text:span text:style-name="T22">induction hypothesis, </text:span><text:span text:style-name="T23">we can create the following equality: </text:span><text:span text:style-name="T24">2*(2</text:span><text:span text:style-name="T62">|S| </text:span><text:span text:style-name="T24"><text:s/>– 1) + 1 = 2</text:span><text:span text:style-name="T62">|S| + 1</text:span><text:span text:style-name="T24"> – 1. </text:span><text:span text:style-name="T25">On each side is a different representation of the set with |S|+1 elements. </text:span><text:span text:style-name="T26">Reducing this equality:</text:span></text:p>
      <text:p text:style-name="P10"><text:span text:style-name="T4">→ 2</text:span><text:span text:style-name="T59">|S|+1</text:span><text:span text:style-name="T4"> – 2 + 1 =</text:span><text:span text:style-name="T24"> 2</text:span><text:span text:style-name="T62">|S| + 1</text:span><text:span text:style-name="T24"> – 1</text:span></text:p>
      <text:p text:style-name="P10"><text:span text:style-name="T24">→</text:span><text:span text:style-name="T4"> </text:span><text:span text:style-name="T24">2</text:span><text:span text:style-name="T62">|S| + 1</text:span><text:span text:style-name="T24"> – 1 </text:span><text:span text:style-name="T4">= </text:span><text:span text:style-name="T24">2</text:span><text:span text:style-name="T62">|S| + 1</text:span><text:span text:style-name="T24"> – 1</text:span></text:p>
      <text:p text:style-name="P22"/>
      <text:p text:style-name="P22">Conclusion: <text:span text:style-name="T65">By the principle of induction, the hypothesis is therefore true for all nonempty sets.</text:span></text:p>
      <text:p text:style-name="P3"/>
      <text:p text:style-name="P13"><text:span text:style-name="T86">Problem 2.</text:span><text:span text:style-name="T84"> Use the contrapositive to prove: If x,y </text:span>∈ <text:span text:style-name="T69">ℤ</text:span><text:span text:style-name="T66"> and both xy and x+y are even, then both x and y are even.</text:span></text:p>
      <text:p text:style-name="P11"/>
      <text:p text:style-name="P24">To restate the definitions of even and off for reference:</text:p>
      <text:p text:style-name="P14"><text:span text:style-name="T68">x is even iff x=2a for some a ∈ </text:span><text:span text:style-name="T69">ℤ</text:span></text:p>
      <text:p text:style-name="P14"><text:span text:style-name="T70">x is </text:span><text:span text:style-name="T71">odd</text:span><text:span text:style-name="T70"> iff x=2a</text:span><text:span text:style-name="T71">+1</text:span><text:span text:style-name="T70"> for some a ∈ </text:span><text:span text:style-name="T69">ℤ</text:span></text:p>
      <text:p text:style-name="P11"/>
      <text:p text:style-name="P23">The contrapositive can be stated as follow<text:span text:style-name="T87">s</text:span>: <text:span text:style-name="T67">If x and y are not both even, then xy and x+y are not both even.</text:span></text:p>
      <text:p text:style-name="P23"/>
      <text:p text:style-name="P25">For x,y ∈ <text:span text:style-name="T69">ℤ, there are four possible combinations of even and odd. </text:span><text:span text:style-name="T72">We need </text:span><text:span text:style-name="T73">to observe the three cases in which x and y are not both even.</text:span></text:p>
      <text:p text:style-name="P25"/>
      <text:p text:style-name="P26"><text:span text:style-name="T73">C</text:span><text:span text:style-name="T69">ase 1: x and y both odd</text:span></text:p>
      <text:p text:style-name="P28">Therefore, x = 2a<text:span text:style-name="T88">+1</text:span> for <text:span text:style-name="T68">some a ∈ </text:span><text:span text:style-name="T69">ℤ, and y = 2b+1 </text:span><text:span text:style-name="T74">for </text:span><text:span text:style-name="T70">some </text:span><text:span text:style-name="T76">b</text:span><text:span text:style-name="T70"> ∈ </text:span><text:span text:style-name="T69">ℤ.</text:span></text:p>
      <text:p text:style-name="P30">To show that xy and x+y are not both even, it is sufficient to show that just one is not even. <text:span text:style-name="T89">We will use xy in this case:</text:span></text:p>
      <text:p text:style-name="P32">xy = (2a + 1)(2b + 1) <text:span text:style-name="T90">= </text:span></text:p>
      <text:p text:style-name="P72">4ab + 2a + 2b + 1 =</text:p>
      <text:p text:style-name="P34">2(2ab + a + b) + 1</text:p>
      <text:p text:style-name="P35"><text:soft-page-break/><text:span text:style-name="T91">Let</text:span> c = 2ab + a + b, <text:span text:style-name="T94">where</text:span> <text:span text:style-name="T91">c is an integer because the integers are closed under addition and multiplication.</text:span></text:p>
      <text:p text:style-name="P36">Then xy = 2c+1, so is odd. <text:span text:style-name="T92">Thus xy and x+y are not both even, because xy is odd.</text:span></text:p>
      <text:p text:style-name="P12"/>
      <text:p text:style-name="P27">Case 2: x even, y odd</text:p>
      <text:p text:style-name="P29">Therefore, x = 2a <text:span text:style-name="T74">for </text:span><text:span text:style-name="T70">some </text:span><text:span text:style-name="T69">a</text:span><text:span text:style-name="T70"> ∈ </text:span><text:span text:style-name="T75">ℤ, and y = 2b+1 </text:span><text:span text:style-name="T74">for </text:span><text:span text:style-name="T70">some </text:span><text:span text:style-name="T69">b</text:span><text:span text:style-name="T70"> ∈ </text:span><text:span text:style-name="T75">ℤ.</text:span></text:p>
      <text:p text:style-name="P31">To show that xy and x+y are not both even, it is sufficient to show that just one is not even. <text:span text:style-name="T89">We will use x+y in this case:</text:span></text:p>
      <text:p text:style-name="P33">x<text:span text:style-name="T93">+</text:span>y = <text:span text:style-name="T94">2a + 2b + 1 =</text:span></text:p>
      <text:p text:style-name="P37">2(a+b) + 1</text:p>
      <text:p text:style-name="P37">Let c = a+b, where c is an integer because the integers are closed under addition.</text:p>
      <text:p text:style-name="P38">Then x+y = 2c + 1, so is odd. <text:span text:style-name="T92">Thus xy and x+y are not both even, because x+y is odd.</text:span></text:p>
      <text:p text:style-name="P33"/>
      <text:p text:style-name="P27">Case 3: x odd, y even</text:p>
      <text:p text:style-name="P27">Symmetric to case 2, proved without loss of generality.</text:p>
      <text:p text:style-name="P27"/>
      <text:p text:style-name="P39">Conclusion: <text:span text:style-name="T95">By proving that xy and x+y are not both even for the three relevant combinations (even, odd) of x,y </text:span><text:span text:style-name="T70">∈ </text:span><text:span text:style-name="T75">ℤ, </text:span><text:span text:style-name="T77">we have proved the contrapositive of the original statement, and therefore also the original statement.</text:span></text:p>
      <text:p text:style-name="P5"/>
      <text:p text:style-name="P15"><text:span text:style-name="T86">Problem 3.</text:span><text:span text:style-name="T84"> Suppose R</text:span><text:span text:style-name="T3">&lt;</text:span><text:span text:style-name="T27"> is the usual “less than” relation on the reals, so R</text:span><text:span text:style-name="T3">&lt; </text:span><text:span text:style-name="T27">= {(a,b): a,b </text:span>∈ ℝ and a &lt; b}.</text:p>
      <text:p text:style-name="P15"/>
      <text:p text:style-name="P16"><text:span text:style-name="T96">a) </text:span>Does R<text:span text:style-name="T2">&lt;</text:span> have property of being transitive?</text:p>
      <text:p text:style-name="P16"/>
      <text:p text:style-name="P52">Yes, R<text:span text:style-name="T2">&lt;</text:span> <text:span text:style-name="T105">has the property of being transitive. If a &lt; b, and b &lt; c, then a &lt; c.</text:span></text:p>
      <text:p text:style-name="P40"/>
      <text:p text:style-name="P16"><text:span text:style-name="T96">b) </text:span>Describe the reflexive closure of R<text:span text:style-name="T2">&lt;</text:span>. Identify a particular operator that describes this relation.</text:p>
      <text:p text:style-name="P40"/>
      <text:p text:style-name="P21"><text:span text:style-name="T106">a &lt; a is false, so we must add elements to the relation. The smallest relation true for just the reflexive property is =. So the smallest we can keep the relation while maintaining the &lt; operator is </text:span><text:span text:style-name="T83">≤</text:span><text:span text:style-name="T107">.</text:span></text:p>
      <text:p text:style-name="P40"/>
      <text:p text:style-name="P16"><text:span text:style-name="T96">c) </text:span>Describe the symmetric closure of R<text:span text:style-name="T2">&lt;</text:span>. Again, identify a particular operator, <text:span text:style-name="T97">if you can.</text:span></text:p>
      <text:p text:style-name="P3"/>
      <text:p text:style-name="P21"><text:span text:style-name="T109">If a &lt; b, then b &lt; a is always false, so we must add to the relation. The only comparators true for just symmetry (between a and b) are = and </text:span><text:bookmark text:name="MathJax-Span-276"/><text:bookmark text:name="MathJax-Span-275"/><text:bookmark text:name="MathJax-Span-274"/><text:bookmark text:name="MathJax-Element-45-Frame"/><text:span text:style-name="T78">≠</text:span><text:span text:style-name="T110">. Adding = doesn't work, since a </text:span><text:span text:style-name="T83">≤</text:span><text:span text:style-name="T110"> b does not necessarily mean b </text:span><text:span text:style-name="T83">≤</text:span><text:span text:style-name="T110"> a. This is only true when a and b are equal. If we combine &lt; and </text:span><text:span text:style-name="T79">≠, </text:span><text:span text:style-name="T80">the relation seems to work. </text:span><text:span text:style-name="T81">If a &lt; or ≠ b then b &lt; or ≠ a. </text:span><text:span text:style-name="T82">In fact, since &lt; is a subset of ≠, we can simplify the operator to just ≠.</text:span></text:p>
      <text:p text:style-name="P3"/>
      <text:p text:style-name="P13"><text:span text:style-name="T86">Problem 4.</text:span><text:span text:style-name="T84"> </text:span>Let Σ = {a, b, c}. Describe the following languages over Σ* as succinctly as possible. </text:p>
      <text:p text:style-name="P4"/>
      <text:p text:style-name="P17"><text:span text:style-name="T98">a) </text:span>{a<text:span text:style-name="T59">n</text:span>b<text:span text:style-name="T59">n</text:span> : n ≥ 0} ∩ {b<text:span text:style-name="T59">2n</text:span> : n ≥ 0}</text:p>
      <text:p text:style-name="P44"/>
      <text:p text:style-name="P45">Any string that contains an a will have an empty intersection set. <text:span text:style-name="T101">So the only relevant value of n is 0, which produces the empty string on both sides.</text:span></text:p>
      <text:p text:style-name="P46">Answer: <text:span text:style-name="T116">{</text:span>ɛ<text:span text:style-name="T116">}</text:span></text:p>
      <text:p text:style-name="P41"/>
      <text:p text:style-name="P17"><text:span text:style-name="T98">b) </text:span>Σ* - Σ*</text:p>
      <text:p text:style-name="P17"/>
      <text:p text:style-name="P19"><text:span text:style-name="T102">Answer: </text:span>Ø</text:p>
      <text:p text:style-name="P41"><text:soft-page-break/></text:p>
      <text:p text:style-name="P17"><text:span text:style-name="T98">c) </text:span>The complement of this union: {x : x = by, y ∈ Σ*} U {x : x = cy, y ∈ Σ*} U ɛ</text:p>
      <text:p text:style-name="P17"/>
      <text:p text:style-name="P47">In words: {All strings starting with b} U {All strings starting with c} U ɛ</text:p>
      <text:p text:style-name="P48">Since Σ = {a, b, c}, the complement leaves only strings which start with a.</text:p>
      <text:p text:style-name="P49">Answer: <text:span text:style-name="T103">{x: x = ay, y ∈ Σ*}</text:span></text:p>
      <text:p text:style-name="P41"/>
      <text:p text:style-name="P17"><text:span text:style-name="T98">d) </text:span>{x : x = yaz, y, z ∈ Σ*} U {x : x = ybz, y, z ∈ Σ*} U {x : x = ycz, y, z ∈ Σ*}</text:p>
      <text:p text:style-name="P17"/>
      <text:p text:style-name="P50">In words: Any string containing a, b, or c. ɛ <text:span text:style-name="T104">is the only valid string which contains none of these.</text:span></text:p>
      <text:p text:style-name="P51">Answer: Σ* - ɛ</text:p>
      <text:p text:style-name="P3"/>
      <text:p text:style-name="P6"><text:span text:style-name="T86">Problem </text:span><text:span text:style-name="T85">5.</text:span> <text:span text:style-name="T100">Let x</text:span><text:span text:style-name="T63">R</text:span><text:span text:style-name="T100"> be the string x reversed, defined inductively as ɛ</text:span><text:span text:style-name="T63">R</text:span><text:span text:style-name="T100"> = ɛ and (xa)</text:span><text:span text:style-name="T63">R</text:span><text:span text:style-name="T100"> = ax</text:span><text:span text:style-name="T63">R</text:span><text:span text:style-name="T100">.</text:span></text:p>
      <text:p text:style-name="P43"><text:s/>Let Q = {x : x ∈ {a,b}* and x = x<text:span text:style-name="T59">R</text:span>} — that is, the set of “palindromes” of a’s and b’s that read</text:p>
      <text:p text:style-name="P43">the same forwards and backwards. aa, bab, and ɛ are examples of members of Q.</text:p>
      <text:p text:style-name="P4"/>
      <text:p text:style-name="P18"><text:span text:style-name="T99">a) </text:span>Prove by contradiction that Q is infinite. </text:p>
      <text:p text:style-name="P18"/>
      <text:p text:style-name="P53">Suppose <text:span text:style-name="T108">Q is finite. We know Σ* is countably infinite. Let us create a set of palindromes </text:span></text:p>
      <text:p text:style-name="P53"><text:span text:style-name="T108">P = {x: yy</text:span><text:span text:style-name="T64">R</text:span><text:span text:style-name="T28">, y ∈ Σ*}</text:span></text:p>
      <text:p text:style-name="P57">We know this is a set of palindromes because yy<text:span text:style-name="T59">R </text:span><text:span text:style-name="T4">must read the same forwards as backwards.</text:span></text:p>
      <text:p text:style-name="P73"/>
      <text:p text:style-name="P20"><text:span text:style-name="T28">I</text:span><text:span text:style-name="T34">f </text:span><text:span text:style-name="T29">Σ* </text:span><text:span text:style-name="T34">is infinite, P must also be infinite, </text:span><text:span text:style-name="T30">since it contains the same number of elements as </text:span><text:span text:style-name="T29">Σ*. </text:span><text:span text:style-name="T31">Thus, we have arrived at a contradiction: P is a valid set of palindrome</text:span><text:span text:style-name="T35">s</text:span><text:span text:style-name="T31">, and Q is the set of all palindromes. </text:span><text:span text:style-name="T33">Thus, P </text:span><text:span text:style-name="T69">⊆</text:span><text:span text:style-name="T33"> Q must be true. </text:span><text:span text:style-name="T32">Since P is infinite, and Q is finite, P cannot be a subset of Q. For this to be true, Q would also have to be infinite. Thus, we have proved by contradiction that Q is infinite.</text:span></text:p>
      <text:p text:style-name="P42"/>
      <text:p text:style-name="P18"><text:span text:style-name="T99">b) </text:span>Describe a reasonable way to list all the elements of Q in some order that lists every element exactly once. Explain in your own words (including the words “bijection,” “one-to-one,” and “onto”) why this demonstrates that the set is countably infinite.</text:p>
      <text:p text:style-name="P18"/>
      <text:p text:style-name="P56"><text:span text:style-name="T112">A palindrome can have either an even or an odd number of characters</text:span>. <text:span text:style-name="T111">Since our alphabet is {a,b}, the middle character in palindromes of odd length must be either a or b. In even palindromes, there is no middle character (or treat middle character as ɛ). Thus, we can construct the set of all palindromes by combining these three types of palindromes for all elements in </text:span><text:span text:style-name="T38">Σ*.</text:span></text:p>
      <text:p text:style-name="P18"/>
      <text:p text:style-name="P54">Q = {x: yy<text:span text:style-name="T59">R</text:span><text:span text:style-name="T4">, y ∈ Σ*} U {x: yay</text:span><text:span text:style-name="T59">R</text:span><text:span text:style-name="T4">, y ∈ Σ*} U {x: yby</text:span><text:span text:style-name="T59">R</text:span><text:span text:style-name="T4">, y ∈ Σ*</text:span><text:span text:style-name="T36">}</text:span></text:p>
      <text:p text:style-name="P54"/>
      <text:p text:style-name="P59"><text:span text:style-name="T36">I</text:span><text:span text:style-name="T4">ndividually, we know these three sets contain no common elements, because one contains only even strings, and the two which contain only odd strings always have a different character at the center. </text:span><text:span text:style-name="T39">We know we have listed every possible palindrome, because </text:span><text:span text:style-name="T43">every palindrome must start and end with a string and its reverse, </text:span><text:span text:style-name="T44">and each set of our union covers all strings in </text:span><text:span text:style-name="T45">Σ*, </text:span><text:span text:style-name="T46">and because</text:span><text:span text:style-name="T44"> we have covered all possible center characters </text:span><text:span text:style-name="T46">{a, b, </text:span><text:span text:style-name="T38">ɛ</text:span><text:span text:style-name="T47">} in the union</text:span><text:span text:style-name="T39">. <text:s/></text:span><text:span text:style-name="T40">Thus, this union lists every palindrome </text:span><text:span text:style-name="T42">(</text:span><text:span text:style-name="T41">o</text:span><text:span text:style-name="T42">f</text:span><text:span text:style-name="T41"> the alphabet</text:span><text:span text:style-name="T42">)</text:span><text:span text:style-name="T40"> exactly once.</text:span></text:p>
      <text:p text:style-name="P58"/>
      <text:p text:style-name="P60"><text:span text:style-name="T4">To show that this set Q is countably infinite, we will start with the basis that </text:span><text:span text:style-name="T45">Σ* </text:span><text:span text:style-name="T4">is countably infinite. </text:span><text:span text:style-name="T48">This is true, because </text:span><text:span text:style-name="T45">Σ* </text:span><text:span text:style-name="T48">can be listed in lexicographic order, showing a bijection to the natural numbers. </text:span><text:span text:style-name="T49">For each of the </text:span><text:span text:style-name="T52">sets</text:span><text:span text:style-name="T49"> of th</text:span><text:span text:style-name="T50">e</text:span><text:span text:style-name="T49"> union, we know that there is a bijection </text:span><text:span text:style-name="T51">to the set </text:span><text:span text:style-name="T45">Σ*, </text:span><text:span text:style-name="T53">because </text:span><text:span text:style-name="T56">every palindrome in that set is composed of a unique string (one-to-one mapping)</text:span><text:span text:style-name="T55">, and because </text:span><text:span text:style-name="T57">all </text:span><text:soft-page-break/><text:span text:style-name="T57">strings are listed and a palindrome is made from each one (</text:span><text:span text:style-name="T58">onto mapping</text:span><text:span text:style-name="T57">)</text:span><text:span text:style-name="T54">. Finally, because the union of a countably infinite number of countably infinite sets is countably infinite, the union of three countably infinite sets is also countably infinite. Thus Q is countably infinite.</text:span></text:p>
      <text:p text:style-name="P42"/>
      <text:p text:style-name="P18"><text:span text:style-name="T99">c) </text:span>Consider the set of all possible languages of palindromes over {a,b} — in other words, the power set of Q. Prove by contradiction (using diagonalization) that this set is uncountably infinite.</text:p>
      <text:p text:style-name="P18"/>
      <text:p text:style-name="P61">We have already determined that the set of palindromes on the alphabet {a,b}, Q, is countably infinite. <text:span text:style-name="T113">We can therefore set up our diagonalization argument in a similar way to the argument presented for the natural numbers and their power set. </text:span></text:p>
      <text:p text:style-name="P61"/>
      <text:p text:style-name="P62">Suppose that P(Q) (power set of Q) is countable. <text:span text:style-name="T115">Then there is a bijection between Q and P(Q), and we can create a table like the one below, with palindromes as column headers, and subsets of Q as row headers. This table contains a column for every palindrome, and a row for every subset of Q. If the palindrome in the column is present in the subset of Q, then we put Y in that entry, otherwise we put N. Suppose we take the string of diagonal elements (starting from the top left of the table). If we take the complement of this string (NYNY → YNYN) in the example below, we have created a valid set of palindromes, which must be a subset of Q. However, it is impossible for this entry to be in the table by design. There must be at least one differing element in the complement (in the diagonal entry) for every single subset of Q listed in the table. This means there is no bijection between Q and P(Q). Thus we have created a contradiction, showing that P(Q) must be uncountably infinite.</text:span></text:p>
      <text:p text:style-name="P61"/>
      <text:p text:style-name="P63">Example <text:span text:style-name="T114">table</text:span>:</text:p>
      <table:table table:name="DiagonalizationTable" table:style-name="DiagonalizationTable">
        <table:table-column table:style-name="DiagonalizationTable.A" table:number-columns-repeated="5"/>
        <table:table-row>
          <table:table-cell table:style-name="DiagonalizationTable.A1" office:value-type="string">
            <text:p text:style-name="P66"/>
          </table:table-cell>
          <table:table-cell table:style-name="DiagonalizationTable.A1" office:value-type="string">
            <text:p text:style-name="P74">ɛ</text:p>
          </table:table-cell>
          <table:table-cell table:style-name="DiagonalizationTable.A1" office:value-type="string">
            <text:p text:style-name="P69">a</text:p>
          </table:table-cell>
          <table:table-cell table:style-name="DiagonalizationTable.A1" office:value-type="string">
            <text:p text:style-name="P69">b</text:p>
          </table:table-cell>
          <table:table-cell table:style-name="DiagonalizationTable.E1" office:value-type="string">
            <text:p text:style-name="P70">aa</text:p>
          </table:table-cell>
        </table:table-row>
        <table:table-row>
          <table:table-cell table:style-name="DiagonalizationTable.A2" office:value-type="string">
            <text:p text:style-name="P71">S0</text:p>
          </table:table-cell>
          <table:table-cell table:style-name="DiagonalizationTable.A2" office:value-type="string">
            <text:p text:style-name="P75">N</text:p>
          </table:table-cell>
          <table:table-cell table:style-name="DiagonalizationTable.A2" office:value-type="string">
            <text:p text:style-name="P68">N</text:p>
          </table:table-cell>
          <table:table-cell table:style-name="DiagonalizationTable.A2" office:value-type="string">
            <text:p text:style-name="P68">N</text:p>
          </table:table-cell>
          <table:table-cell table:style-name="DiagonalizationTable.E2" office:value-type="string">
            <text:p text:style-name="P68">N</text:p>
          </table:table-cell>
        </table:table-row>
        <table:table-row>
          <table:table-cell table:style-name="DiagonalizationTable.A2" office:value-type="string">
            <text:p text:style-name="P77">S1</text:p>
          </table:table-cell>
          <table:table-cell table:style-name="DiagonalizationTable.A2" office:value-type="string">
            <text:p text:style-name="P67">Y</text:p>
          </table:table-cell>
          <table:table-cell table:style-name="DiagonalizationTable.A2" office:value-type="string">
            <text:p text:style-name="P76">Y</text:p>
          </table:table-cell>
          <table:table-cell table:style-name="DiagonalizationTable.A2" office:value-type="string">
            <text:p text:style-name="P67">N</text:p>
          </table:table-cell>
          <table:table-cell table:style-name="DiagonalizationTable.E2" office:value-type="string">
            <text:p text:style-name="P67">N</text:p>
          </table:table-cell>
        </table:table-row>
        <table:table-row>
          <table:table-cell table:style-name="DiagonalizationTable.A2" office:value-type="string">
            <text:p text:style-name="P77">S2</text:p>
          </table:table-cell>
          <table:table-cell table:style-name="DiagonalizationTable.A2" office:value-type="string">
            <text:p text:style-name="P67">N</text:p>
          </table:table-cell>
          <table:table-cell table:style-name="DiagonalizationTable.A2" office:value-type="string">
            <text:p text:style-name="P67">Y</text:p>
          </table:table-cell>
          <table:table-cell table:style-name="DiagonalizationTable.A2" office:value-type="string">
            <text:p text:style-name="P75">N</text:p>
          </table:table-cell>
          <table:table-cell table:style-name="DiagonalizationTable.E2" office:value-type="string">
            <text:p text:style-name="P67">N</text:p>
          </table:table-cell>
        </table:table-row>
        <table:table-row>
          <table:table-cell table:style-name="DiagonalizationTable.A2" office:value-type="string">
            <text:p text:style-name="P77">S3</text:p>
          </table:table-cell>
          <table:table-cell table:style-name="DiagonalizationTable.A2" office:value-type="string">
            <text:p text:style-name="P67">N</text:p>
          </table:table-cell>
          <table:table-cell table:style-name="DiagonalizationTable.A2" office:value-type="string">
            <text:p text:style-name="P67">N</text:p>
          </table:table-cell>
          <table:table-cell table:style-name="DiagonalizationTable.A2" office:value-type="string">
            <text:p text:style-name="P67">Y</text:p>
          </table:table-cell>
          <table:table-cell table:style-name="DiagonalizationTable.E2" office:value-type="string">
            <text:p text:style-name="P76">Y</text:p>
          </table:table-cell>
        </table:table-row>
      </table:table>
      <text:p text:style-name="P64"/>
      <text:p text:style-name="P65">Example subsets of Q could include... {<text:span text:style-name="T38">ɛ, </text:span><text:span text:style-name="T4">a, b}, {a}, {aa, bab}, {ababa, <text:s/></text:span><text:span text:style-name="T38">ɛ, </text:span><text:span text:style-name="T4">bb, b}.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20T23:04:29.055077846</meta:creation-date>
    <meta:generator>LibreOffice/4.2.8.2$Linux_X86_64 LibreOffice_project/420m0$Build-2</meta:generator>
    <dc:date>2016-01-27T20:47:16.836737813</dc:date>
    <meta:editing-duration>P6DT21H34M59S</meta:editing-duration>
    <meta:editing-cycles>275</meta:editing-cycles>
    <meta:document-statistic meta:table-count="1" meta:image-count="0" meta:object-count="0" meta:page-count="4" meta:paragraph-count="97" meta:word-count="1916" meta:character-count="9447" meta:non-whitespace-character-count="7609"/>
  </office:meta>
</office:document-meta>
</file>